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36">
      <style:text-properties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99"/>
      <style:text-properties fo:color="#FF0000" style:font-name="Courier New" style:font-name-asian="Courier New" style:font-name-complex="Courier New" fo:font-size="10pt" style:font-size-asian="10pt" style:font-size-complex="10pt" style:font-family-generic="moder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19"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Berekening" style:data-style-name="N0">
      <style:table-cell-properties fo:border="thin solid #7F7F7F" fo:background-color="#F5F50B"/>
      <style:text-properties fo:color="#FA7D00" style:font-name="Calibri" style:font-name-asian="Calibri" style:font-name-complex="Calibri" fo:font-weight="normal" style:font-weight-asian="normal" style:font-weight-complex="norma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4.0758333333333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0.26458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5" table:number-columns-repeated="16376" table:default-cell-style-name="ce1"/>
        <table:table-row table:style-name="ro1">
          <table:table-cell/>
          <table:table-cell office:value-type="string" table:style-name="ce1">
            <text:p>http://pagerank.my-addr.com/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ttp://www.bulkpagerankchecker.com/page-rank-checker.php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gerank verloop pagina's Orange flower</text:p>
          </table:table-cell>
          <table:table-cell office:value-type="date" office:date-value="2012-01-01T00:00:00" table:style-name="ce3">
            <text:p>01-01-12</text:p>
          </table:table-cell>
          <table:table-cell office:value-type="date" office:date-value="2012-03-03T00:00:00" table:style-name="ce3">
            <text:p>03-03-12</text:p>
          </table:table-cell>
          <table:table-cell table:style-name="ce3"/>
          <table:table-cell office:value-type="date" office:date-value="2012-05-11T00:00:00" table:style-name="ce3">
            <text:p>11-05-12</text:p>
          </table:table-cell>
          <table:table-cell office:value-type="date" office:date-value="2012-03-08T00:00:00" table:style-name="ce7">
            <text:p>8-3-2012</text:p>
          </table:table-cell>
          <table:table-cell table:style-name="ce4"/>
          <table:table-cell table:number-columns-repeated="16376"/>
        </table:table-row>
        <table:table-row table:style-name="ro3">
          <table:table-cell/>
          <table:table-cell office:value-type="string" table:style-name="ce5">
            <text:p><text:a xlink:href="http://www.orange-flower.nl/abhyanga-massage">http://www.orange-flower.nl/abhyanga-massag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">
            <text:p>N/A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arrangement">http://www.orange-flower.nl/arrangement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ayurveda">http://www.orange-flower.nl/ayurveda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basiselementen">http://www.orange-flower.nl/basiselementen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bedankt">http://www.orange-flower.nl/bedankt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">
            <text:p>N/A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cadeaubon">http://www.orange-flower.nl/cadeaubon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chandan-lichaamsscrub-massage">http://www.orange-flower.nl/chandan-lichaamsscrub-massag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chandan-rugscrub-massage">http://www.orange-flower.nl/chandan-rugscrub-massag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combinatiebehandelingen-lichaam">http://www.orange-flower.nl/combinatiebehandelingen-lichaam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combinatiebehandelingen-schoonheid">http://www.orange-flower.nl/combinatiebehandelingen-schoonheid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contact">http://www.orange-flower.nl/contact</text:a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5">
            <text:p><text:a xlink:href="http://www.orange-flower.nl/ghee-abhyanga">http://www.orange-flower.nl/ghee-abhyanga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handverzorging">http://www.orange-flower.nl/handverzorging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hand-voetverzorging">http://www.orange-flower.nl/hand-voetverzorging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">http://www.orange-flower.nl/</text:a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kapha">http://www.orange-flower.nl/kapha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klassieke-massage">http://www.orange-flower.nl/klassieke-massag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lakshmi-netra">http://www.orange-flower.nl/lakshmi-netra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lakshmi-ojas">http://www.orange-flower.nl/lakshmi-ojas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lichaamsbehandeling">http://www.orange-flower.nl/lichaamsbehandeling</text:a>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links">http://www.orange-flower.nl/links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losse-behandelingen">http://www.orange-flower.nl/losse-behandelingen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8">
            <text:p><text:a xlink:href="http://www.orange-flower.nl/massage">http://www.orange-flower.nl/massag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navarakizhi">http://www.orange-flower.nl/navarakizhi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orange-flower-basic">http://www.orange-flower.nl/orange-flower-basic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orange-flower-divine">http://www.orange-flower.nl/orange-flower-divin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orange-flower-royal">http://www.orange-flower.nl/orange-flower-royal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pitta">http://www.orange-flower.nl/pitta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producten">http://www.orange-flower.nl/producten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route">http://www.orange-flower.nl/rout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schoonheidsbehandeling">http://www.orange-flower.nl/schoonheidsbehandeling</text:a>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style-name="ce6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schoonheidsspecialist">http://www.orange-flower.nl/schoonheidsspecialist</text:a>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style-name="ce6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udvartana">http://www.orange-flower.nl/udvartana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uw-huidtype">http://www.orange-flower.nl/uw-huidtype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">
            <text:p>N/A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<text:a xlink:href="http://www.orange-flower.nl/vata">http://www.orange-flower.nl/vata</text:a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http://www.orange-flower.nl/voetverzorging<text:s text:c="2"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5">
            <text:p>http://www.orange-flower.nl/voorwaarden<text:s text:c="2"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Blad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Blad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number:date-style style:name="N36">
      <number:day number:style="long"/>
      <number:text>-</number:text>
      <number:month number:style="long"/>
      <number:text>-</number:text>
      <number:year/>
    </number:date-style>
    <number:currency-style style:name="N37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7P0"/>
    </number:currency-style>
    <style:style style:name="Berekeni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cel Mies</meta:initial-creator>
    <dc:creator>Marcel Mies</dc:creator>
    <meta:creation-date>2012-05-11T10:54:16Z</meta:creation-date>
    <dc:date>2013-03-08T11:19:33Z</dc:date>
    <meta:editing-cycles>14</meta:editing-cycles>
    <meta:editing-duration>PT7735S</meta:editing-duration>
  </office:meta>
</office:document-meta>
</file>